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hyphenation-ladder-count="no-limit">
        <style:tab-stops>
          <style:tab-stop style:position="-0.5in"/>
        </style:tab-stops>
      </style:paragraph-properties>
      <style:text-properties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hyphenation-ladder-count="no-limit">
        <style:tab-stops>
          <style:tab-stop style:position="-0.5in"/>
        </style:tab-stops>
      </style:paragraph-properties>
      <style:text-properties style:font-name="Arial" fo:font-size="11pt" style:font-size-asian="11pt" style:font-name-complex="Arial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hyphenation-ladder-count="no-limit">
        <style:tab-stops>
          <style:tab-stop style:position="-0.5in"/>
        </style:tab-stops>
      </style:paragraph-properties>
      <style:text-properties style:font-name="Arial" fo:font-size="11pt" style:text-underline-style="solid" style:text-underline-width="auto" style:text-underline-color="font-color" style:font-size-asian="11pt" style:font-name-complex="Arial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line-height="0.0134in" fo:text-align="center" style:justify-single-word="false" fo:hyphenation-ladder-count="no-limit">
        <style:tab-stops>
          <style:tab-stop style:position="-0.5in"/>
        </style:tab-stops>
      </style:paragraph-properties>
      <style:text-properties style:font-name="Arial" fo:font-size="8pt" fo:language="none" fo:country="none" style:font-size-asian="8pt" style:font-name-complex="Arial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hyphenation-ladder-count="no-limit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2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25in"/>
        </style:tab-stops>
      </style:paragraph-properties>
      <style:text-properties style:font-name="Arial" fo:font-size="8pt" style:font-size-asian="8pt" style:font-name-complex="Arial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hyphenation-ladder-count="no-limit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2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25in"/>
        </style:tab-stops>
      </style:paragraph-properties>
      <style:text-properties style:font-name="Arial" fo:font-size="6pt" style:font-size-asian="6pt" style:font-name-complex="Arial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text-align="justify" style:justify-single-word="false" fo:hyphenation-ladder-count="no-limit">
        <style:tab-stops>
          <style:tab-stop style:position="-0.5in"/>
        </style:tab-stops>
      </style:paragraph-properties>
      <style:text-properties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text-align="end" style:justify-single-word="false" fo:hyphenation-ladder-count="no-limit">
        <style:tab-stops>
          <style:tab-stop style:position="-0.5in"/>
        </style:tab-stops>
      </style:paragraph-properties>
      <style:text-properties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.0972in" fo:margin-bottom="0in" loext:contextual-spacing="false" fo:line-height="0.0693in"/>
      <style:text-properties fo:font-size="5pt" style:font-size-asian="5pt"/>
    </style:style>
    <style:style style:name="P10" style:family="paragraph" style:parent-style-name="Standard">
      <style:paragraph-properties fo:margin-top="0in" fo:margin-bottom="0.0972in" loext:contextual-spacing="false" fo:line-height="0.0693in"/>
      <style:text-properties style:font-name="Arial" fo:font-size="5pt" style:font-size-asian="5pt" style:font-name-complex="Arial"/>
    </style:style>
    <style:style style:name="P11" style:family="paragraph" style:parent-style-name="Standard" style:master-page-name="Standard">
      <style:paragraph-properties fo:hyphenation-ladder-count="no-limit" style:page-number="1">
        <style:tab-stops>
          <style:tab-stop style:position="-0.5in"/>
        </style:tab-stops>
      </style:paragraph-properties>
      <style:text-properties style:font-name="Arial" fo:font-size="11pt" style:font-size-asian="11pt" style:font-name-complex="Arial" fo:hyphenate="false" fo:hyphenation-remain-char-count="2" fo:hyphenation-push-char-count="2" loext:hyphenation-no-caps="false"/>
    </style:style>
    <style:style style:name="P12" style:family="paragraph">
      <loext:graphic-properties draw:fill="solid" draw:fill-color="#000000"/>
      <style:paragraph-properties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" fo:font-size="11pt" style:text-underline-style="solid" style:text-underline-width="auto" style:text-underline-color="font-color" style:font-size-asian="11pt" style:font-name-complex="Arial"/>
    </style:style>
    <style:style style:name="T3" style:family="text">
      <style:text-properties style:font-name="Arial" fo:font-size="11pt" style:font-size-asian="11pt" style:font-name-complex="Arial"/>
    </style:style>
    <style:style style:name="T4" style:family="text">
      <style:text-properties style:font-name="Arial" fo:font-size="11pt" fo:font-weight="bold" style:font-size-asian="11pt" style:font-weight-asian="bold" style:font-name-complex="Arial"/>
    </style:style>
    <style:style style:name="T5" style:family="text">
      <style:text-properties style:font-name="Arial" style:text-underline-style="solid" style:text-underline-width="auto" style:text-underline-color="font-color" style:font-name-complex="Arial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>
      <style:text-properties style:font-name="Arial" fo:font-size="10pt" style:font-size-asian="10pt" style:font-name-complex="Arial"/>
    </style:style>
    <style:style style:name="gr1" style:family="graphic">
      <style:graphic-properties draw:stroke="none" draw:fill="solid" draw:fill-color="#000000" draw:textarea-horizontal-align="left" draw:textarea-vertical-align="top" draw:auto-grow-height="false" fo:min-height="0in" fo:min-width="6.6528in" fo:padding-top="0.0902in" fo:padding-bottom="0.0902in" fo:padding-left="0.1736in" fo:padding-right="0.1736in" fo:wrap-option="wrap" draw:shadow-color="#808080"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ge-cont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2">Hanover College, Hanover, Indiana <text:s text:c="2"/>B.A. <text:s/>1978 <text:s text:c="2"/>Physics and Music.</text:p>
      <text:p text:style-name="P2">Cornell University, Ithaca, New York <text:s/>Ph.D. <text:s/>1991 <text:s/>Experimental Physics</text:p>
      <text:p text:style-name="P2"/>
      <text:p text:style-name="P2">1996-Present <text:s text:c="2"/>Principal Staff Scientist, ABIOMED, Inc.</text:p>
      <text:p text:style-name="P2">1993-1996 <text:s text:c="6"/>Senior Scientist, ABIOMED, Inc.</text:p>
      <text:p text:style-name="P2">1991-1992 <text:s text:c="6"/>Visiting Assistant Professor, Departments of Physics, Barnard College, New York, NY, <text:s text:c="2"/><text:tab/><text:tab/><text:tab/>and Union College, Schenectady, NY. <text:s/></text:p>
      <text:p text:style-name="P2">1991-1992 <text:s text:c="5"/>Visiting Scientist, Ultrafast Optoelectronics Lab, School of Electrical Engineering, <text:tab/><text:tab/><text:tab/><text:tab/>Columbia University, New York, NY </text:p>
      <text:p text:style-name="P2">1985 <text:s text:c="3"/><text:tab/>Guest Researcher, Max Planck Institute of Solid State Research, Stuttgart, Germany.</text:p>
      <text:p text:style-name="P2">1983-1991 <text:s text:c="5"/>Graduate Research Associate, Laboratory of Atomic and Solid State Physics, Cornell <text:tab/></text:p>
      <text:p text:style-name="P2">1979-1983 <text:s text:c="5"/>Senior Technical Associate, AT&amp;T Bell Laboratories</text:p>
      <text:p text:style-name="P2"><text:tab/><text:tab/>University, Ithaca, NY</text:p>
      <text:p text:style-name="P2">Member American Physical Society, AAAS, AAPT.</text:p>
      <text:p text:style-name="P3"/>
      <text:p text:style-name="P3"/>
      <text:p text:style-name="P3">Patents:</text:p>
      <text:p text:style-name="P3"/>
      <text:p text:style-name="P3"/>
      <text:p text:style-name="P3">Selected Publications:</text:p>
      <text:p text:style-name="P2">1. <text:s/>Kung and Hart.</text:p>
      <text:p text:style-name="P1"><text:span text:style-name="T3">1. R.M. Hart, V.G. Filipenco, and R.T.V. Kung, “A Magnetically Suspended and Hydrostatically Stabilized Centrifugal Blood Pump” Artificial Organs </text:span><text:span text:style-name="T4">20</text:span><text:span text:style-name="T3">(6):591-596 (1996)</text:span></text:p>
      <text:p text:style-name="P7"><text:span text:style-name="T3">2. R. M Hart, G. A. Rodriguez, and A. J. Sievers, "Four-wave mixing in the far infrared from free carriers in n-type InSb." <text:s/>Optics Lett. </text:span><text:span text:style-name="T4">16</text:span><text:span text:style-name="T3">, 1511 (1991).</text:span></text:p>
      <text:p text:style-name="P7"><text:span text:style-name="T3">3. R. E. Peale, R. M. Hart, A. J. Sievers and F. S. Ham, "Zeeman Splitting of Double-donor Spin-triplet Levels in Silicon." <text:s/>Institute of Physics Conference <text:s/>Series </text:span><text:span text:style-name="T4">95</text:span><text:span text:style-name="T3">, 89 (1989). <text:s/>Paper presented at the International conference on Shallow Impurities in Semiconductors, Linkoping, Sweden, 1988.</text:span></text:p>
      <text:p text:style-name="P7"><text:span text:style-name="T3">4. G. A. Rodriguez, R. M. Hart, A. J. Sievers, F. Keilmann, Z. Schlesinger, S. L. Wright and W. I. Wang, "Intensity-dependent cyclotron resonance in a GaAs/GaAlAs two-dimensional electron gas." <text:s/>Appl. Phys. Lett </text:span><text:span text:style-name="T4">49</text:span><text:span text:style-name="T3">, 458 (1986).</text:span></text:p>
      <text:p text:style-name="P7"><text:span text:style-name="T3">5. R. D. Feldman, R. M. Hart, M. Oron, R. M. Lum, and A. A. Ballman, "Effects of <text:s text:c="2"/>zinc doping of the antimentback layer on 1.55 micron InGaAsP/InP lasers." <text:s text:c="2"/>J. Appl. Phys. </text:span><text:span text:style-name="T4">57</text:span><text:span text:style-name="T3">, 723 (1985).</text:span></text:p>
      <text:p text:style-name="P7"><text:span text:style-name="T3">6. T. J. Bridges, A. R. Chraplyvy, J. G. Bergman, Jr. and R. M. Hart, "Broadband <text:s/>infrared generation in liquid-bromine-core optical fibers." <text:s/>Optics Lett. </text:span><text:span text:style-name="T4">7</text:span><text:span text:style-name="T3">, 566 <text:s/>(1982).</text:span></text:p>
      <text:p text:style-name="P7"><text:span text:style-name="T3">7. R. M. Hart, J. G. Bergman, and A. Wokaun, "Surface-enhanced Raman scattering from <text:s/>silver particles on polymer-replica substrates." <text:s/>Optics Lett. </text:span><text:span text:style-name="T4">7</text:span><text:span text:style-name="T3">, 105, (1982).</text:span></text:p>
      <text:p text:style-name="P7"><text:span text:style-name="T3">8. J. G. Bergman, D. S. Chemla, P. F. Liao, A. M. Glass, A. Pinckzuk, R. M. Hart and <text:s text:c="2"/>D. H. Olson, "Relationship between surface-enhanced Raman scattering and the dielectric properties of aggregated silver films." <text:s/>Optics Lett. </text:span><text:span text:style-name="T4">6</text:span><text:span text:style-name="T3">, 33 (1981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ourier New" fo:font-family="'Courier New'" style:font-family-generic="modern" fo:font-size="12pt" fo:language="en" fo:country="US" style:font-name-asian="Times New Roman" style:font-family-asian="'Times New Roman'" style:font-family-generic-asian="roman" style:font-pitch-asian="variable" style:font-size-asian="12pt" style:font-name-complex="Courier New" style:font-family-complex="'Courier New'" style:font-family-generic-complex="modern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1" style:display-name="Contents 1" style:family="paragraph" style:parent-style-name="Standard" style:next-style-name="Standard" style:class="index">
      <style:paragraph-properties fo:margin-left="0.5in" fo:margin-right="0.5in" fo:margin-top="0.3335in" fo:margin-bottom="0in" loext:contextual-spacing="false" fo:hyphenation-ladder-count="no-limit" fo:text-indent="-0.5in" style:auto-text-indent="false">
        <style:tab-stops>
          <style:tab-stop style:position="6.25in" style:leader-style="dotted" style:leader-text=".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Contents_20_2" style:display-name="Contents 2" style:family="paragraph" style:parent-style-name="Standard" style:next-style-name="Standard" style:class="index">
      <style:paragraph-properties fo:margin-left="1in" fo:margin-right="0.5in" fo:hyphenation-ladder-count="no-limit" fo:text-indent="-0.5in" style:auto-text-indent="false">
        <style:tab-stops>
          <style:tab-stop style:position="6.25in" style:leader-style="dotted" style:leader-text=".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Contents_20_3" style:display-name="Contents 3" style:family="paragraph" style:parent-style-name="Standard" style:next-style-name="Standard" style:class="index">
      <style:paragraph-properties fo:margin-left="1.5in" fo:margin-right="0.5in" fo:hyphenation-ladder-count="no-limit" fo:text-indent="-0.5in" style:auto-text-indent="false">
        <style:tab-stops>
          <style:tab-stop style:position="6.25in" style:leader-style="dotted" style:leader-text=".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class="index">
      <style:paragraph-properties fo:margin-left="2in" fo:margin-right="0.5in" fo:hyphenation-ladder-count="no-limit" fo:text-indent="-0.5in" style:auto-text-indent="false">
        <style:tab-stops>
          <style:tab-stop style:position="6.25in" style:leader-style="dotted" style:leader-text=".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Contents_20_5" style:display-name="Contents 5" style:family="paragraph" style:parent-style-name="Standard" style:next-style-name="Standard" style:class="index">
      <style:paragraph-properties fo:margin-left="2.5in" fo:margin-right="0.5in" fo:hyphenation-ladder-count="no-limit" fo:text-indent="-0.5in" style:auto-text-indent="false">
        <style:tab-stops>
          <style:tab-stop style:position="6.25in" style:leader-style="dotted" style:leader-text=".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Contents_20_6" style:display-name="Contents 6" style:family="paragraph" style:parent-style-name="Standard" style:next-style-name="Standard" style:class="index">
      <style:paragraph-properties fo:margin-left="0.5in" fo:margin-right="0in" fo:hyphenation-ladder-count="no-limit" fo:text-indent="-0.5in" style:auto-text-indent="false">
        <style:tab-stops>
          <style:tab-stop style:position="6.25in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Contents_20_7" style:display-name="Contents 7" style:family="paragraph" style:parent-style-name="Standard" style:next-style-name="Standard" style:class="index">
      <style:paragraph-properties fo:margin-left="0.5in" fo:margin-right="0in" fo:hyphenation-ladder-count="no-limit" fo:text-indent="-0.5in" style:auto-text-indent="false"/>
      <style:text-properties fo:hyphenate="false" fo:hyphenation-remain-char-count="2" fo:hyphenation-push-char-count="2" loext:hyphenation-no-caps="false"/>
    </style:style>
    <style:style style:name="Contents_20_8" style:display-name="Contents 8" style:family="paragraph" style:parent-style-name="Standard" style:next-style-name="Standard" style:class="index">
      <style:paragraph-properties fo:margin-left="0.5in" fo:margin-right="0in" fo:hyphenation-ladder-count="no-limit" fo:text-indent="-0.5in" style:auto-text-indent="false">
        <style:tab-stops>
          <style:tab-stop style:position="6.25in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Contents_20_9" style:display-name="Contents 9" style:family="paragraph" style:parent-style-name="Standard" style:next-style-name="Standard" style:class="index">
      <style:paragraph-properties fo:margin-left="0.5in" fo:margin-right="0in" fo:hyphenation-ladder-count="no-limit" fo:text-indent="-0.5in" style:auto-text-indent="false">
        <style:tab-stops>
          <style:tab-stop style:position="6.25in" style:leader-style="dotted" style:leader-text=".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Index_20_1" style:display-name="Index 1" style:family="paragraph" style:parent-style-name="Standard" style:next-style-name="Standard" style:class="index">
      <style:paragraph-properties fo:margin-left="1in" fo:margin-right="0.5in" fo:hyphenation-ladder-count="no-limit" fo:text-indent="-1in" style:auto-text-indent="false">
        <style:tab-stops>
          <style:tab-stop style:position="6.25in" style:leader-style="dotted" style:leader-text=".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Index_20_2" style:display-name="Index 2" style:family="paragraph" style:parent-style-name="Standard" style:next-style-name="Standard" style:class="index">
      <style:paragraph-properties fo:margin-left="1in" fo:margin-right="0.5in" fo:hyphenation-ladder-count="no-limit" fo:text-indent="-0.5in" style:auto-text-indent="false">
        <style:tab-stops>
          <style:tab-stop style:position="6.25in" style:leader-style="dotted" style:leader-text=".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TOA_20_Heading" style:display-name="TOA Heading" style:family="paragraph" style:parent-style-name="Standard" style:next-style-name="Standard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_5f_Equation_20_Caption" style:display-name="_Equation Cap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hyphenation-ladder-count="no-limit">
        <style:tab-stops>
          <style:tab-stop style:position="-0.5in"/>
        </style:tab-stops>
      </style:paragraph-properties>
      <style:text-properties fo:hyphenate="false" fo:hyphenation-remain-char-count="2" fo:hyphenation-push-char-count="2" loext:hyphenation-no-caps="false"/>
    </style:style>
    <style:style style:name="MP2" style:family="paragraph" style:parent-style-name="Standard">
      <style:paragraph-properties fo:margin-top="0in" fo:margin-bottom="0.0972in" loext:contextual-spacing="false" fo:line-height="0.0693in"/>
      <style:text-properties style:font-name="Arial" fo:font-size="5pt" style:font-size-asian="5pt" style:font-name-complex="Arial"/>
    </style:style>
    <style:style style:name="MP3" style:family="paragraph" style:parent-style-name="Standard">
      <style:paragraph-properties fo:margin-top="0.0972in" fo:margin-bottom="0in" loext:contextual-spacing="false" fo:line-height="0.0693in"/>
      <style:text-properties fo:font-size="5pt" style:font-size-asian="5pt"/>
    </style:style>
    <style:style style:name="MP4" style:family="paragraph" style:parent-style-name="Standard">
      <style:paragraph-properties fo:line-height="0.0134in" fo:text-align="center" style:justify-single-word="false" fo:hyphenation-ladder-count="no-limit">
        <style:tab-stops>
          <style:tab-stop style:position="-0.5in"/>
        </style:tab-stops>
      </style:paragraph-properties>
      <style:text-properties style:font-name="Arial" fo:font-size="8pt" fo:language="none" fo:country="none" style:font-size-asian="8pt" style:font-name-complex="Arial" fo:hyphenate="false" fo:hyphenation-remain-char-count="2" fo:hyphenation-push-char-count="2" loext:hyphenation-no-caps="false"/>
    </style:style>
    <style:style style:name="MP5" style:family="paragraph">
      <loext:graphic-properties draw:fill="solid" draw:fill-color="#000000"/>
      <style:paragraph-properties style:writing-mode="lr-tb"/>
    </style:style>
    <style:style style:name="MP6" style:family="paragraph" style:parent-style-name="Standard">
      <style:paragraph-properties fo:hyphenation-ladder-count="no-limit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2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25in"/>
        </style:tab-stops>
      </style:paragraph-properties>
      <style:text-properties style:font-name="Arial" fo:font-size="6pt" style:font-size-asian="6pt" style:font-name-complex="Arial" fo:hyphenate="false" fo:hyphenation-remain-char-count="2" fo:hyphenation-push-char-count="2" loext:hyphenation-no-caps="false"/>
    </style:style>
    <style:style style:name="MP7" style:family="paragraph" style:parent-style-name="Standard">
      <style:paragraph-properties fo:hyphenation-ladder-count="no-limit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2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25in"/>
        </style:tab-stops>
      </style:paragraph-properties>
      <style:text-properties style:font-name="Arial" fo:font-size="8pt" style:font-size-asian="8pt" style:font-name-complex="Arial" fo:hyphenate="false" fo:hyphenation-remain-char-count="2" fo:hyphenation-push-char-count="2" loext:hyphenation-no-caps="false"/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style:text-underline-style="solid" style:text-underline-width="auto" style:text-underline-color="font-color"/>
    </style:style>
    <style:style style:name="MT4" style:family="text">
      <style:text-properties style:font-name="Arial" style:text-underline-style="solid" style:text-underline-width="auto" style:text-underline-color="font-color" style:font-name-complex="Arial"/>
    </style:style>
    <style:style style:name="Mgr1" style:family="graphic">
      <style:graphic-properties draw:stroke="none" draw:fill="solid" draw:fill-color="#000000" draw:textarea-horizontal-align="left" draw:textarea-vertical-align="top" draw:auto-grow-height="false" fo:min-height="0in" fo:min-width="6.6528in" fo:padding-top="0.0902in" fo:padding-bottom="0.0902in" fo:padding-left="0.1736in" fo:padding-right="0.1736in" fo:wrap-option="wrap" draw:shadow-color="#808080"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ge-content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INCIPAL INVESTIGATOR:</text:span><text:span text:style-name="MT2"> </text:span><text:span text:style-name="MT3"><text:s/></text:span><text:span text:style-name="MT4">Hart, Robert, M.</text:span></text:p>
        <text:p text:style-name="MP2"/>
      </style:header>
      <style:footer>
        <text:p text:style-name="MP3"/>
        <text:p text:style-name="MP4"><draw:custom-shape text:anchor-type="char" draw:z-index="0" draw:style-name="Mgr1" draw:text-style-name="MP5" svg:width="7.0004in" svg:height="0.0134in" svg:x="0in" svg:y="0in"><text:p/><draw:enhanced-geometry svg:viewBox="0 0 21600 21600" draw:type="rectangle" draw:enhanced-path="M 0 0 L 21600 0 21600 21600 0 21600 0 0 Z N"/></draw:custom-shape></text:p>
        <text:p text:style-name="MP6"/>
        <text:p text:style-name="MP7">PHS 6246-2 (Rev. 1/92)<text:tab/><text:tab/><text:tab/><text:tab/><text:tab/>PAGE 7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BIOGRAPHICAL SKETCH</dc:title>
    <meta:initial-creator>Office Version 4.2</meta:initial-creator>
    <meta:creation-date>2001-12-11T17:35:00</meta:creation-date>
    <dc:creator>rmhart</dc:creator>
    <dc:date>2001-12-11T17:37:00</dc:date>
    <meta:print-date>2000-03-31T11:41:00</meta:print-date>
    <meta:editing-cycles>3</meta:editing-cycles>
    <meta:editing-duration>PT2M</meta:editing-duration>
    <meta:document-statistic meta:table-count="0" meta:image-count="0" meta:object-count="0" meta:page-count="1" meta:paragraph-count="24" meta:word-count="374" meta:character-count="2575" meta:non-whitespace-character-count="2145"/>
    <meta:generator>LibreOffice/6.4.7.2$Linux_X86_64 LibreOffice_project/40$Build-2</meta:generator>
  </office:meta>
</office:document-meta>
</file>